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5" style:family="paragraph" style:parent-style-name="Standard">
      <style:text-properties officeooo:rsid="001912d4" officeooo:paragraph-rsid="001912d4"/>
    </style:style>
    <style:style style:name="P6" style:family="paragraph" style:parent-style-name="Standard">
      <style:text-properties officeooo:paragraph-rsid="001912d4"/>
    </style:style>
    <style:style style:name="P7" style:family="paragraph" style:parent-style-name="Standard">
      <style:text-properties officeooo:rsid="001a1b31" officeooo:paragraph-rsid="001a1b31"/>
    </style:style>
    <style:style style:name="P8" style:family="paragraph" style:parent-style-name="Standard">
      <style:text-properties officeooo:rsid="001ab0ee" officeooo:paragraph-rsid="001ab0ee"/>
    </style:style>
    <style:style style:name="P9" style:family="paragraph" style:parent-style-name="Standard">
      <style:text-properties officeooo:rsid="001ad5a6" officeooo:paragraph-rsid="001ad5a6"/>
    </style:style>
    <style:style style:name="P10" style:family="paragraph" style:parent-style-name="Standard">
      <style:text-properties officeooo:rsid="001c6730" officeooo:paragraph-rsid="001c6730"/>
    </style:style>
    <style:style style:name="P11" style:family="paragraph" style:parent-style-name="Standard">
      <style:text-properties officeooo:rsid="001d7ab4" officeooo:paragraph-rsid="001d7ab4"/>
    </style:style>
    <style:style style:name="P12" style:family="paragraph" style:parent-style-name="Standard">
      <style:text-properties officeooo:rsid="001f6dcf" officeooo:paragraph-rsid="001f6dcf"/>
    </style:style>
    <style:style style:name="P13" style:family="paragraph" style:parent-style-name="Standard">
      <style:text-properties officeooo:rsid="002241e3" officeooo:paragraph-rsid="002241e3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6" style:family="paragraph" style:parent-style-name="Standard">
      <style:text-properties officeooo:rsid="002241e3" officeooo:paragraph-rsid="002241e3"/>
    </style:style>
    <style:style style:name="P17" style:family="paragraph" style:parent-style-name="Standard">
      <style:text-properties officeooo:rsid="002448ac" officeooo:paragraph-rsid="002448ac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184629" style:font-size-asian="10pt" style:font-weight-asian="bold"/>
    </style:style>
    <style:style style:name="T3" style:family="text">
      <style:text-properties fo:color="#7f0055" style:font-name="Consolas" fo:font-size="10pt" fo:font-weight="bold" officeooo:rsid="001912d4" style:font-size-asian="10pt" style:font-weight-asian="bold"/>
    </style:style>
    <style:style style:name="T4" style:family="text">
      <style:text-properties fo:color="#7f0055" style:font-name="Consolas" fo:font-size="10pt" fo:font-weight="bold" officeooo:rsid="0020d6f0" style:font-size-asian="10pt" style:font-weight-asian="bold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fo:color="#6a3e3e" style:font-name="Consolas" fo:font-size="10pt" fo:background-color="#f0d8a8" loext:char-shading-value="0" style:font-size-asian="10pt"/>
    </style:style>
    <style:style style:name="T9" style:family="text">
      <style:text-properties fo:color="#6a3e3e" style:font-name="Consolas" fo:font-size="10pt" fo:background-color="#d4d4d4" loext:char-shading-value="0" style:font-size-asian="10pt"/>
    </style:style>
    <style:style style:name="T10" style:family="text">
      <style:text-properties fo:color="#3f7f5f" style:font-name="Consolas" fo:font-size="10pt" style:font-size-asian="10pt"/>
    </style:style>
    <style:style style:name="T11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2a00ff" style:font-name="Consolas" fo:font-size="10pt" style:font-size-asian="10pt"/>
    </style:style>
    <style:style style:name="T13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4" style:family="text">
      <style:text-properties officeooo:rsid="001912d4"/>
    </style:style>
    <style:style style:name="T15" style:family="text">
      <style:text-properties officeooo:rsid="001d7a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</text:span><text:span text:style-name="T1">import</text:span><text:span text:style-name="T5"> javax.swing.JButton;</text:span></text:p>
      <text:p text:style-name="P1"><text:span text:style-name="T1">import</text:span><text:span text:style-name="T5"> javax.swing.JFrame;</text:span></text:p>
      <text:p text:style-name="P1"><text:span text:style-name="T1">import</text:span><text:span text:style-name="T5"> javax.swing.JPanel;</text:span></text:p>
      <text:p text:style-name="P2"/>
      <text:p text:style-name="P1"><text:span text:style-name="T1">public</text:span><text:span text:style-name="T5"> </text:span><text:span text:style-name="T1">class</text:span><text:span text:style-name="T5"> </text:span><text:span text:style-name="T6">UserCode</text:span><text:span text:style-name="T5"> </text:span><text:span text:style-name="T1">extends</text:span><text:span text:style-name="T5"> JFrame {</text:span></text:p>
      <text:p text:style-name="P1"><text:span text:style-name="T5"><text:tab/></text:span><text:span text:style-name="T1">public</text:span><text:span text:style-name="T5"> </text:span><text:span text:style-name="T1">void</text:span><text:span text:style-name="T5"> makeFrame(String </text:span><text:span text:style-name="T7">title</text:span><text:span text:style-name="T5">) {</text:span></text:p>
      <text:p text:style-name="P1"><text:span text:style-name="T5"><text:tab/><text:tab/></text:span><text:span text:style-name="T10">/*</text:span></text:p>
      <text:p text:style-name="P3"><text:tab/><text:tab/> * Write a Program to Make a Frame with title Passed as Argument. Hint :</text:p>
      <text:p text:style-name="P3"><text:tab/><text:tab/> * Use JFrame class in swing package</text:p>
      <text:p text:style-name="P3"><text:tab/><text:tab/> */</text:p>
      <text:p text:style-name="P1"><text:span text:style-name="T5"><text:s text:c="8"/>JFrame </text:span><text:span text:style-name="T7">frame</text:span><text:span text:style-name="T5"> = </text:span><text:span text:style-name="T1">new</text:span><text:span text:style-name="T5"> JFrame(</text:span><text:span text:style-name="T12">"Passed"</text:span><text:span text:style-name="T5">); <text:s/></text:span></text:p>
      <text:p text:style-name="P1"><text:span text:style-name="T5"><text:s text:c="8"/>JButton </text:span><text:span text:style-name="T7">button</text:span><text:span text:style-name="T5"> = </text:span><text:span text:style-name="T1">new</text:span><text:span text:style-name="T5"> JButton(); <text:s/></text:span></text:p>
      <text:p text:style-name="P1"><text:span text:style-name="T5"><text:s text:c="8"/>JPanel </text:span><text:span text:style-name="T7">panel</text:span><text:span text:style-name="T5"> = </text:span><text:span text:style-name="T1">new</text:span><text:span text:style-name="T5"> JPanel(); <text:s/></text:span></text:p>
      <text:p text:style-name="P4"><text:s text:c="8"/></text:p>
      <text:p text:style-name="P1"><text:span text:style-name="T5"><text:s text:c="8"/></text:span><text:span text:style-name="T7">panel</text:span><text:span text:style-name="T5">.add(</text:span><text:span text:style-name="T7">button</text:span><text:span text:style-name="T5">); <text:s/></text:span></text:p>
      <text:p text:style-name="P1"><text:span text:style-name="T5"><text:s text:c="8"/></text:span><text:span text:style-name="T7">frame</text:span><text:span text:style-name="T5">.add(</text:span><text:span text:style-name="T7">panel</text:span><text:span text:style-name="T5">);</text:span></text:p>
      <text:p text:style-name="P1"><text:span text:style-name="T5"><text:s text:c="8"/></text:span><text:span text:style-name="T7">button</text:span><text:span text:style-name="T5">.setBounds(30,100, 80,30);</text:span></text:p>
      <text:p text:style-name="P1"><text:span text:style-name="T5"><text:s text:c="8"/></text:span><text:span text:style-name="T7">button</text:span><text:span text:style-name="T5">.setText(</text:span><text:span text:style-name="T12">"MyFrame"</text:span><text:span text:style-name="T5">); <text:s/></text:span></text:p>
      <text:p text:style-name="P1"><text:span text:style-name="T5"><text:s text:c="8"/></text:span><text:span text:style-name="T7">frame</text:span><text:span text:style-name="T5">.setSize(200, 300); <text:s/></text:span></text:p>
      <text:p text:style-name="P1"><text:span text:style-name="T7">frame</text:span><text:span text:style-name="T5">.setVisible(</text:span><text:span text:style-name="T1">true</text:span><text:span text:style-name="T5">);</text:span></text:p>
      <text:p text:style-name="P4"><text:tab/>}</text:p>
      <text:p text:style-name="P4">}</text:p>
      <text:p text:style-name="Standard"/>
      <text:p text:style-name="Standard"/>
      <text:p text:style-name="Standard"/>
      <text:p text:style-name="P1"><text:span text:style-name="T3">2.</text:span><text:span text:style-name="T1">import</text:span><text:span text:style-name="T5"> javax.swing.JFrame;</text:span></text:p>
      <text:p text:style-name="P2"/>
      <text:p text:style-name="P1"><text:span text:style-name="T1">public</text:span><text:span text:style-name="T5"> </text:span><text:span text:style-name="T1">class</text:span><text:span text:style-name="T5"> UserCode {</text:span></text:p>
      <text:p text:style-name="P1"><text:span text:style-name="T5"><text:tab/></text:span><text:span text:style-name="T1">public</text:span><text:span text:style-name="T5"> </text:span><text:span text:style-name="T1">void</text:span><text:span text:style-name="T5"> makeFrame(String </text:span><text:span text:style-name="T8">title</text:span><text:span text:style-name="T5">, </text:span><text:span text:style-name="T1">double</text:span><text:span text:style-name="T5"> </text:span><text:span text:style-name="T7">height</text:span><text:span text:style-name="T5">, </text:span><text:span text:style-name="T1">double</text:span><text:span text:style-name="T5"> </text:span><text:span text:style-name="T7">width</text:span><text:span text:style-name="T5">) {</text:span></text:p>
      <text:p text:style-name="P1"><text:span text:style-name="T5"><text:tab/><text:tab/></text:span><text:span text:style-name="T10">/*</text:span></text:p>
      <text:p text:style-name="P3"><text:tab/><text:tab/> * Write a Program to Make a Frame with title Passed as Argument. Set</text:p>
      <text:p text:style-name="P3"><text:tab/><text:tab/> * the height and width based on the argument Hint : Use JFrame class in</text:p>
      <text:p text:style-name="P3"><text:tab/><text:tab/> * swing package . And use setSize method to set the size.</text:p>
      <text:p text:style-name="P3"><text:tab/><text:tab/> */</text:p>
      <text:p text:style-name="P2"/>
      <text:p text:style-name="P1"><text:span text:style-name="T5"><text:tab/> <text:s text:c="7"/>JFrame </text:span><text:span text:style-name="T7">frame</text:span><text:span text:style-name="T5"> = </text:span><text:span text:style-name="T1">new</text:span><text:span text:style-name="T5"> JFrame(</text:span><text:span text:style-name="T9">title</text:span><text:span text:style-name="T5">); <text:s/></text:span></text:p>
      <text:p text:style-name="P2"/>
      <text:p text:style-name="P1"><text:span text:style-name="T5"><text:tab/> <text:s text:c="7"/></text:span><text:span text:style-name="T7">frame</text:span><text:span text:style-name="T5">.setSize(100, 200); <text:s/></text:span></text:p>
      <text:p text:style-name="P1"><text:span text:style-name="T5"><text:tab/> <text:s text:c="7"/></text:span><text:span text:style-name="T7">frame</text:span><text:span text:style-name="T5">.setLocationRelativeTo(</text:span><text:span text:style-name="T1">null</text:span><text:span text:style-name="T5">); <text:s/></text:span></text:p>
      <text:p text:style-name="P1"><text:span text:style-name="T5"><text:tab/> <text:s text:c="7"/></text:span><text:span text:style-name="T7">frame</text:span><text:span text:style-name="T5">.setDefaultCloseOperation(JFrame.</text:span><text:span text:style-name="T13">EXIT_ON_CLOSE</text:span><text:span text:style-name="T5">); <text:s/></text:span></text:p>
      <text:p text:style-name="P1"><text:span text:style-name="T5"><text:tab/> <text:s text:c="7"/></text:span><text:span text:style-name="T7">frame</text:span><text:span text:style-name="T5">.setVisible(</text:span><text:span text:style-name="T1">true</text:span><text:span text:style-name="T5">); <text:s/></text:span></text:p>
      <text:p text:style-name="P2"/>
      <text:p text:style-name="P4"><text:tab/>}</text:p>
      <text:p text:style-name="P4">}</text:p>
      <text:p text:style-name="Standard"/>
      <text:p text:style-name="P6"><text:span text:style-name="T14">3.</text:span><text:span text:style-name="T1">import</text:span><text:span text:style-name="T5"> javax.swing.JFrame;</text:span></text:p>
      <text:p text:style-name="P2"/>
      <text:p text:style-name="P1"><text:span text:style-name="T1">public</text:span><text:span text:style-name="T5"> </text:span><text:span text:style-name="T1">class</text:span><text:span text:style-name="T5"> UserCode </text:span></text:p>
      <text:p text:style-name="P4">{</text:p>
      <text:p text:style-name="P1"><text:span text:style-name="T5"><text:tab/><text:tab/><text:tab/></text:span><text:span text:style-name="T1">public</text:span><text:span text:style-name="T5"> </text:span><text:span text:style-name="T1">void</text:span><text:span text:style-name="T5"> makeFrame()</text:span></text:p>
      <text:p text:style-name="P4"><text:tab/><text:tab/><text:tab/>{</text:p>
      <text:p text:style-name="P1"><text:span text:style-name="T5"><text:tab/><text:tab/><text:tab/><text:tab/></text:span><text:span text:style-name="T10">/*</text:span></text:p>
      <text:p text:style-name="P1"><text:span text:style-name="T10"><text:tab/><text:tab/><text:tab/><text:tab/> * Write a Program to Make a Frame with title "</text:span><text:span text:style-name="T11">Sparta</text:span><text:span text:style-name="T10">".</text:span></text:p>
      <text:p text:style-name="P3"><text:tab/><text:tab/><text:tab/><text:tab/> * Make sure that when you click the close button on frame , the frame getting closed.</text:p>
      <text:p text:style-name="P3"><text:tab/><text:tab/><text:tab/><text:tab/> * Hint : Use JFrame class in swing package . use the setDefaultCloseOperation method of Frame.</text:p>
      <text:p text:style-name="P3"><text:soft-page-break/><text:tab/><text:tab/><text:tab/><text:tab/> * */</text:p>
      <text:p text:style-name="P4"><text:tab/><text:tab/><text:tab/><text:tab/></text:p>
      <text:p text:style-name="P1"><text:span text:style-name="T5"><text:tab/><text:tab/><text:tab/><text:tab/>JFrame </text:span><text:span text:style-name="T7">frame</text:span><text:span text:style-name="T5">=</text:span><text:span text:style-name="T1">new</text:span><text:span text:style-name="T5"> JFrame(</text:span><text:span text:style-name="T12">"Sparta"</text:span><text:span text:style-name="T5">);</text:span></text:p>
      <text:p text:style-name="P1"><text:span text:style-name="T5"><text:tab/><text:tab/><text:tab/><text:tab/></text:span><text:span text:style-name="T7">frame</text:span><text:span text:style-name="T5">.setSize(300,300);</text:span></text:p>
      <text:p text:style-name="P1"><text:span text:style-name="T5"><text:tab/><text:tab/> <text:s text:c="7"/></text:span><text:span text:style-name="T7">frame</text:span><text:span text:style-name="T5">.setDefaultCloseOperation(JFrame.</text:span><text:span text:style-name="T13">EXIT_ON_CLOSE</text:span><text:span text:style-name="T5">); <text:s/></text:span></text:p>
      <text:p text:style-name="P1"><text:span text:style-name="T5"><text:tab/><text:tab/><text:tab/><text:tab/></text:span><text:span text:style-name="T7">frame</text:span><text:span text:style-name="T5">.setVisible(</text:span><text:span text:style-name="T1">true</text:span><text:span text:style-name="T5">);</text:span></text:p>
      <text:p text:style-name="P4"><text:tab/><text:tab/><text:tab/>}</text:p>
      <text:p text:style-name="P4">}</text:p>
      <text:p text:style-name="P5"/>
      <text:p text:style-name="P5"/>
      <text:p text:style-name="P7">import java.awt.GridLayout;</text:p>
      <text:p text:style-name="P7"/>
      <text:p text:style-name="P7">import javax.swing.JFrame;</text:p>
      <text:p text:style-name="P7">import javax.swing.JLabel;</text:p>
      <text:p text:style-name="P7">import javax.swing.JPanel;</text:p>
      <text:p text:style-name="P7"/>
      <text:p text:style-name="P7">public class UserCode </text:p>
      <text:p text:style-name="P7">{</text:p>
      <text:p text:style-name="P7"><text:tab/><text:tab/><text:tab/>public void makeFrame()</text:p>
      <text:p text:style-name="P7"><text:tab/><text:tab/><text:tab/>{</text:p>
      <text:p text:style-name="P7"><text:tab/><text:tab/><text:tab/></text:p>
      <text:p text:style-name="P7"><text:tab/><text:tab/><text:tab/><text:tab/>/*</text:p>
      <text:p text:style-name="P7"><text:tab/><text:tab/><text:tab/><text:tab/> * Write a Program to Make a Frame Screen According to the Expected Result.</text:p>
      <text:p text:style-name="P7"><text:tab/><text:tab/><text:tab/><text:tab/> * Add a Label</text:p>
      <text:p text:style-name="P7"><text:tab/><text:tab/><text:tab/><text:tab/> */ <text:s text:c="7"/>JPanel panel = new JPanel();</text:p>
      <text:p text:style-name="P7"><text:tab/><text:tab/><text:tab/><text:tab/>JFrame frame=new JFrame("Sparta");</text:p>
      <text:p text:style-name="P7"><text:tab/><text:tab/> <text:s text:c="7"/>JLabel label = new JLabel("Enter Name"); <text:s/></text:p>
      <text:p text:style-name="P7"><text:tab/><text:tab/> <text:s text:c="7"/>label.setBounds(50,100, 100,30); <text:s/></text:p>
      <text:p text:style-name="P7"><text:tab/><text:tab/> <text:s text:c="7"/>panel.add(label); <text:s/></text:p>
      <text:p text:style-name="P7"><text:tab/><text:tab/> <text:s text:c="7"/>frame.add(panel); <text:s/></text:p>
      <text:p text:style-name="P7"><text:tab/><text:tab/><text:tab/><text:tab/>frame.setSize(300,300);</text:p>
      <text:p text:style-name="P7"><text:tab/><text:tab/><text:tab/><text:tab/>frame.setVisible(true);</text:p>
      <text:p text:style-name="P7"><text:tab/><text:tab/></text:p>
      <text:p text:style-name="P7"><text:tab/><text:tab/><text:tab/>}</text:p>
      <text:p text:style-name="P7">}</text:p>
      <text:p text:style-name="P7"/>
      <text:p text:style-name="P8">5.import javax.swing.JFrame;</text:p>
      <text:p text:style-name="P8">import javax.swing.JLabel;</text:p>
      <text:p text:style-name="P8">import javax.swing.JPanel;</text:p>
      <text:p text:style-name="P8">import javax.swing.JTextArea;</text:p>
      <text:p text:style-name="P8">import javax.swing.JTextField;</text:p>
      <text:p text:style-name="P8"/>
      <text:p text:style-name="P8">public class UserCode </text:p>
      <text:p text:style-name="P8">{</text:p>
      <text:p text:style-name="P8"><text:tab/><text:tab/><text:tab/>/**</text:p>
      <text:p text:style-name="P8"><text:tab/><text:tab/><text:tab/> * </text:p>
      <text:p text:style-name="P8"><text:tab/><text:tab/><text:tab/> */</text:p>
      <text:p text:style-name="P8"><text:tab/><text:tab/><text:tab/>public void makeFrame()</text:p>
      <text:p text:style-name="P8"><text:tab/><text:tab/><text:tab/>{</text:p>
      <text:p text:style-name="P8"><text:soft-page-break/><text:tab/><text:tab/><text:tab/></text:p>
      <text:p text:style-name="P8"><text:tab/><text:tab/><text:tab/><text:tab/>/*</text:p>
      <text:p text:style-name="P8"><text:tab/><text:tab/><text:tab/><text:tab/> * Write a Program to Make a Frame Screen According to the Expected Result.</text:p>
      <text:p text:style-name="P8"><text:tab/><text:tab/><text:tab/><text:tab/> * Add a Label and TextField</text:p>
      <text:p text:style-name="P8"><text:tab/><text:tab/><text:tab/><text:tab/> */</text:p>
      <text:p text:style-name="P8"><text:tab/><text:tab/><text:tab/><text:tab/> <text:s text:c="2"/>JFrame frame=new JFrame("Sparta");<text:tab/></text:p>
      <text:p text:style-name="P8"><text:tab/><text:tab/><text:tab/><text:tab/></text:p>
      <text:p text:style-name="P8"><text:tab/><text:tab/><text:tab/> <text:s text:c="7"/>JTextField tf=new JTextField();</text:p>
      <text:p text:style-name="P8"><text:tab/><text:tab/><text:tab/> <text:s text:c="8"/></text:p>
      <text:p text:style-name="P8">JLabel l=new JLabel("Enter Name");</text:p>
      <text:p text:style-name="P8">l.setBounds(50,50, 100,30);</text:p>
      <text:p text:style-name="P8">tf.setBounds(80,80, 200,20);</text:p>
      <text:p text:style-name="P8"><text:tab/><text:tab/><text:tab/> <text:s text:c="7"/>frame.add(l);</text:p>
      <text:p text:style-name="P8"><text:tab/><text:tab/><text:tab/> <text:s text:c="7"/>frame.add(tf);</text:p>
      <text:p text:style-name="P8"><text:tab/><text:tab/><text:tab/><text:tab/><text:tab/>frame.setSize(300,300);</text:p>
      <text:p text:style-name="P8"><text:tab/><text:tab/><text:tab/><text:tab/> <text:s text:c="3"/>frame.setLayout(null); <text:s/></text:p>
      <text:p text:style-name="P8"><text:tab/><text:tab/><text:tab/><text:tab/><text:tab/>frame.setVisible(true);</text:p>
      <text:p text:style-name="P8"><text:tab/><text:tab/><text:tab/></text:p>
      <text:p text:style-name="P8"><text:tab/><text:tab/><text:tab/>}</text:p>
      <text:p text:style-name="P8">}</text:p>
      <text:p text:style-name="P8"/>
      <text:p text:style-name="P8"/>
      <text:p text:style-name="P9">6.import java.awt.BorderLayout;</text:p>
      <text:p text:style-name="P9"/>
      <text:p text:style-name="P9">import javax.swing.Box;</text:p>
      <text:p text:style-name="P9">import javax.swing.JFrame;</text:p>
      <text:p text:style-name="P9">import javax.swing.JLabel;</text:p>
      <text:p text:style-name="P9">import javax.swing.JPanel;</text:p>
      <text:p text:style-name="P9">import javax.swing.JPasswordField;</text:p>
      <text:p text:style-name="P9">import javax.swing.JTextField;</text:p>
      <text:p text:style-name="P9"/>
      <text:p text:style-name="P9">public class UserCode </text:p>
      <text:p text:style-name="P9">{</text:p>
      <text:p text:style-name="P9"><text:tab/><text:tab/><text:tab/>public void makeFrame()</text:p>
      <text:p text:style-name="P9"><text:tab/><text:tab/><text:tab/>{</text:p>
      <text:p text:style-name="P9"><text:tab/><text:tab/><text:tab/></text:p>
      <text:p text:style-name="P9"><text:tab/><text:tab/><text:tab/><text:tab/>/*</text:p>
      <text:p text:style-name="P9"><text:tab/><text:tab/><text:tab/><text:tab/> * Write a Program to Make a Frame Screen According to the Expected Result.</text:p>
      <text:p text:style-name="P9"><text:tab/><text:tab/><text:tab/><text:tab/> * Add a Label and TextField and PasswordField</text:p>
      <text:p text:style-name="P9"><text:tab/><text:tab/><text:tab/><text:tab/> */</text:p>
      <text:p text:style-name="P9"><text:tab/><text:tab/><text:tab/><text:tab/>JFrame frame =new JFrame("Sparta");</text:p>
      <text:p text:style-name="P9"><text:tab/><text:tab/><text:tab/><text:tab/>JLabel l=new JLabel("Enter Name");</text:p>
      <text:p text:style-name="P9"><text:tab/><text:tab/><text:tab/><text:tab/>l.setBounds(50,30, 80,30);</text:p>
      <text:p text:style-name="P9"><text:tab/><text:tab/><text:tab/><text:tab/>JTextField tf=new JTextField("Aneesh");</text:p>
      <text:p text:style-name="P9"><text:tab/><text:tab/><text:tab/><text:tab/>tf.setBounds(50,80, 200,20);</text:p>
      <text:p text:style-name="P9"><text:s text:c="16"/>JPasswordField pf=new JPasswordField();</text:p>
      <text:p text:style-name="P9"><text:s text:c="16"/>JLabel l1=new JLabel("Password:");</text:p>
      <text:p text:style-name="P9"><text:soft-page-break/><text:s text:c="16"/>l1.setBounds(20, 120, 80, 30);</text:p>
      <text:p text:style-name="P9"><text:s text:c="16"/>pf.setBounds(50,160,200,20);</text:p>
      <text:p text:style-name="P9"><text:tab/><text:tab/><text:tab/><text:tab/>frame.add(l);</text:p>
      <text:p text:style-name="P9"><text:tab/><text:tab/><text:tab/><text:tab/>frame.add(l1);</text:p>
      <text:p text:style-name="P9"><text:tab/><text:tab/><text:tab/><text:tab/>frame.add(tf);</text:p>
      <text:p text:style-name="P9"><text:tab/><text:tab/><text:tab/><text:tab/>frame.add(pf);</text:p>
      <text:p text:style-name="P9"><text:tab/><text:tab/><text:tab/><text:tab/>frame.add(l);</text:p>
      <text:p text:style-name="P9"><text:tab/><text:tab/><text:tab/><text:tab/>frame.setSize(300, 300);</text:p>
      <text:p text:style-name="P9"><text:tab/><text:tab/><text:tab/><text:tab/> <text:s text:c="2"/>frame.setLayout(null); <text:s text:c="3"/></text:p>
      <text:p text:style-name="P9"/>
      <text:p text:style-name="P9"><text:tab/><text:tab/><text:tab/><text:tab/>frame.setVisible(true);</text:p>
      <text:p text:style-name="P9"><text:tab/><text:tab/></text:p>
      <text:p text:style-name="P9"><text:tab/><text:tab/><text:tab/>}</text:p>
      <text:p text:style-name="P9">}</text:p>
      <text:p text:style-name="P9"/>
      <text:p text:style-name="P9"/>
      <text:p text:style-name="P9"/>
      <text:p text:style-name="P10"><text:span text:style-name="T15">8.</text:span>import java.awt.Button;</text:p>
      <text:p text:style-name="P10">import java.awt.event.ActionEvent;</text:p>
      <text:p text:style-name="P10">import java.awt.event.ActionListener;</text:p>
      <text:p text:style-name="P10"/>
      <text:p text:style-name="P10">import javax.swing.JButton;</text:p>
      <text:p text:style-name="P10">import javax.swing.JComboBox;</text:p>
      <text:p text:style-name="P10">import javax.swing.JFrame;</text:p>
      <text:p text:style-name="P10">import javax.swing.JLabel;</text:p>
      <text:p text:style-name="P10">import javax.swing.JPanel;</text:p>
      <text:p text:style-name="P10">import javax.swing.JPasswordField;</text:p>
      <text:p text:style-name="P10">import javax.swing.JTextField;</text:p>
      <text:p text:style-name="P10"/>
      <text:p text:style-name="P10">public class UserCode {</text:p>
      <text:p text:style-name="P10"><text:tab/>public void makeFrame() {</text:p>
      <text:p text:style-name="P10"/>
      <text:p text:style-name="P10"><text:tab/><text:tab/>/*</text:p>
      <text:p text:style-name="P10"><text:tab/><text:tab/> * Write a Program to Make a Frame Screen According to the Expected</text:p>
      <text:p text:style-name="P10"><text:tab/><text:tab/> * Result. Add a Label and TextField , PasswordField ,ComboBox and a</text:p>
      <text:p text:style-name="P10"><text:tab/><text:tab/> * Button</text:p>
      <text:p text:style-name="P10"><text:tab/><text:tab/> */</text:p>
      <text:p text:style-name="P10"><text:tab/><text:tab/>JFrame frame =new JFrame("Sparta");</text:p>
      <text:p text:style-name="P10"><text:tab/><text:tab/>JLabel l=new JLabel("Enter Name");</text:p>
      <text:p text:style-name="P10"><text:tab/><text:tab/>l.setBounds(50,30, 80,30);</text:p>
      <text:p text:style-name="P10"><text:tab/><text:tab/>JTextField tf=new JTextField();</text:p>
      <text:p text:style-name="P10"><text:tab/><text:tab/>tf.setBounds(50,80, 200,20);</text:p>
      <text:p text:style-name="P10"><text:s text:c="8"/>JPasswordField pf=new JPasswordField();</text:p>
      <text:p text:style-name="P10"><text:s text:c="8"/>JLabel l1=new JLabel("EnterPassword");</text:p>
      <text:p text:style-name="P10"><text:s text:c="8"/>l1.setBounds(50, 120, 80, 30);</text:p>
      <text:p text:style-name="P10"><text:s text:c="8"/>pf.setBounds(50,160,200,20);</text:p>
      <text:p text:style-name="P10"><text:tab/><text:tab/>JLabel w=new JLabel("Enter city");</text:p>
      <text:p text:style-name="P10"><text:s text:c="8"/>w.setBounds(0, 200, 80, 30);</text:p>
      <text:p text:style-name="P10"/>
      <text:p text:style-name="P10"><text:soft-page-break/><text:s text:c="8"/>String city[]={"India","USA","Canada"};</text:p>
      <text:p text:style-name="P10"><text:s text:c="8"/>JComboBox cb=new JComboBox(city); <text:s text:c="3"/></text:p>
      <text:p text:style-name="P10"><text:s text:c="8"/>cb.setBounds(70, 200,90,30); <text:s text:c="3"/></text:p>
      <text:p text:style-name="P10"><text:s text:c="10"/></text:p>
      <text:p text:style-name="P10"><text:s text:c="8"/></text:p>
      <text:p text:style-name="P10"><text:s text:c="8"/>Button b=new Button("Click Here"); <text:s/></text:p>
      <text:p text:style-name="P10"><text:s text:c="8"/>b.setBounds(180,200,80,30); <text:s/></text:p>
      <text:p text:style-name="P10"><text:s text:c="7"/></text:p>
      <text:p text:style-name="P10"><text:tab/><text:tab/>frame.add(l);</text:p>
      <text:p text:style-name="P10"><text:tab/><text:tab/>frame.add(l1);</text:p>
      <text:p text:style-name="P10"><text:tab/><text:tab/>frame.add(tf);</text:p>
      <text:p text:style-name="P10"><text:tab/><text:tab/>frame.add(pf);</text:p>
      <text:p text:style-name="P10"><text:tab/><text:tab/>frame.add(l);</text:p>
      <text:p text:style-name="P10"><text:tab/> <text:s text:c="3"/>frame.add(b);</text:p>
      <text:p text:style-name="P10"><text:tab/> <text:s text:c="3"/>frame.add(w);</text:p>
      <text:p text:style-name="P10"><text:tab/> <text:s text:c="3"/>frame.add(cb); <text:s/></text:p>
      <text:p text:style-name="P10"><text:tab/><text:tab/>frame.setSize(300, 300);</text:p>
      <text:p text:style-name="P10"><text:tab/><text:tab/> <text:s text:c="2"/>frame.setLayout(null); <text:s text:c="3"/></text:p>
      <text:p text:style-name="P10"/>
      <text:p text:style-name="P10"><text:tab/><text:tab/>frame.setVisible(true);</text:p>
      <text:p text:style-name="P10"><text:tab/>}</text:p>
      <text:p text:style-name="P10">}</text:p>
      <text:p text:style-name="P10"/>
      <text:p text:style-name="P11">9.import java.awt.Button;</text:p>
      <text:p text:style-name="P11"/>
      <text:p text:style-name="P11">import javax.swing.JButton;</text:p>
      <text:p text:style-name="P11">import javax.swing.JFrame;</text:p>
      <text:p text:style-name="P11">import javax.swing.JLabel;</text:p>
      <text:p text:style-name="P11">import javax.swing.JPanel;</text:p>
      <text:p text:style-name="P11">import javax.swing.JRadioButton;</text:p>
      <text:p text:style-name="P11">import javax.swing.JTextField;</text:p>
      <text:p text:style-name="P11"/>
      <text:p text:style-name="P11">public class UserCode </text:p>
      <text:p text:style-name="P11">{</text:p>
      <text:p text:style-name="P11"><text:tab/><text:tab/><text:tab/>public void makeFrame()</text:p>
      <text:p text:style-name="P11"><text:tab/><text:tab/><text:tab/>{</text:p>
      <text:p text:style-name="P11"><text:tab/><text:tab/><text:tab/></text:p>
      <text:p text:style-name="P11"><text:tab/><text:tab/><text:tab/><text:tab/>/*</text:p>
      <text:p text:style-name="P11"><text:tab/><text:tab/><text:tab/><text:tab/> * Write a Program to Make a Frame Screen According to the Expected Result.</text:p>
      <text:p text:style-name="P11"><text:tab/><text:tab/><text:tab/><text:tab/> * Add Labal ,RadioButton and Button</text:p>
      <text:p text:style-name="P11"><text:tab/><text:tab/><text:tab/><text:tab/> */</text:p>
      <text:p text:style-name="P11"><text:tab/><text:tab/><text:tab/>JFrame f=new JFrame("Sparta");</text:p>
      <text:p text:style-name="P11"><text:tab/><text:tab/><text:tab/>JLabel l=new JLabel("Select Gender");</text:p>
      <text:p text:style-name="P11"><text:tab/><text:tab/><text:tab/>l.setBounds(30, 50, 100, 30);</text:p>
      <text:p text:style-name="P11"><text:tab/><text:tab/><text:tab/>JRadioButton r1=new JRadioButton("A) Male"); <text:s text:c="3"/></text:p>
      <text:p text:style-name="P11"><text:tab/><text:tab/><text:tab/>JRadioButton r2=new JRadioButton("B) Female"); <text:s text:c="3"/></text:p>
      <text:p text:style-name="P11"><text:tab/><text:tab/><text:tab/>r1.setBounds(150,50,100,30); <text:s text:c="3"/></text:p>
      <text:p text:style-name="P11"><text:tab/><text:tab/><text:tab/>r2.setBounds(300,50,100,30); <text:s text:c="3"/></text:p>
      <text:p text:style-name="P11"><text:soft-page-break/><text:tab/><text:tab/><text:tab/>Button b=new Button("Register");</text:p>
      <text:p text:style-name="P11"><text:tab/><text:tab/><text:tab/>b.setBounds(175, 130, 100,30);</text:p>
      <text:p text:style-name="P11"><text:tab/><text:tab/><text:tab/>f.add(l);</text:p>
      <text:p text:style-name="P11"><text:tab/><text:tab/><text:tab/>f.add(r1);</text:p>
      <text:p text:style-name="P11"><text:tab/><text:tab/><text:tab/>f.add(r2);</text:p>
      <text:p text:style-name="P11"><text:tab/><text:tab/><text:tab/>f.add(b);</text:p>
      <text:p text:style-name="P11"><text:tab/><text:tab/><text:tab/>f.setSize(300,300);</text:p>
      <text:p text:style-name="P11"><text:tab/><text:tab/><text:tab/>f.setLayout(null);</text:p>
      <text:p text:style-name="P11"><text:tab/><text:tab/><text:tab/>f.setVisible(true);<text:tab/><text:tab/><text:tab/></text:p>
      <text:p text:style-name="P11"><text:tab/><text:tab/><text:tab/>}</text:p>
      <text:p text:style-name="P11">}</text:p>
      <text:p text:style-name="P10"/>
      <text:p text:style-name="P10"/>
      <text:p text:style-name="P12">10.import java.awt.Button;</text:p>
      <text:p text:style-name="P12"/>
      <text:p text:style-name="P12">import javax.swing.JButton;</text:p>
      <text:p text:style-name="P12">import javax.swing.JCheckBox;</text:p>
      <text:p text:style-name="P12">import javax.swing.JFrame;</text:p>
      <text:p text:style-name="P12">import javax.swing.JLabel;</text:p>
      <text:p text:style-name="P12">import javax.swing.JPanel;</text:p>
      <text:p text:style-name="P12"/>
      <text:p text:style-name="P12">public class UserCode </text:p>
      <text:p text:style-name="P12">{</text:p>
      <text:p text:style-name="P12"><text:tab/><text:tab/><text:tab/>public void makeFrame()</text:p>
      <text:p text:style-name="P12"><text:tab/><text:tab/><text:tab/>{</text:p>
      <text:p text:style-name="P12"><text:tab/><text:tab/><text:tab/></text:p>
      <text:p text:style-name="P12"><text:tab/><text:tab/><text:tab/><text:tab/>/*</text:p>
      <text:p text:style-name="P12"><text:tab/><text:tab/><text:tab/><text:tab/> * Write a Program to Make a Frame Screen According to the Expected Result.</text:p>
      <text:p text:style-name="P12"><text:tab/><text:tab/><text:tab/><text:tab/> * Add Label ,Check Boxes and Button</text:p>
      <text:p text:style-name="P12"><text:tab/><text:tab/><text:tab/><text:tab/> */</text:p>
      <text:p text:style-name="P12"><text:tab/><text:tab/><text:tab/><text:tab/><text:tab/>JFrame f=new JFrame("Sparta");</text:p>
      <text:p text:style-name="P12"><text:tab/><text:tab/><text:tab/><text:tab/><text:tab/>JLabel l=new JLabel("Select Your Hobbies");</text:p>
      <text:p text:style-name="P12"><text:tab/><text:tab/><text:tab/><text:tab/><text:tab/>l.setBounds(30, 50, 50, 50);</text:p>
      <text:p text:style-name="P12"><text:tab/><text:tab/><text:tab/><text:tab/><text:tab/> <text:s/>JCheckBox c1 = new JCheckBox("Reading"); <text:s/></text:p>
      <text:p text:style-name="P12"><text:tab/><text:tab/><text:tab/><text:tab/> <text:s text:c="7"/>c1.setBounds(250,50, 50,50); <text:s/></text:p>
      <text:p text:style-name="P12"><text:tab/><text:tab/><text:tab/><text:tab/> <text:s text:c="7"/>JCheckBox c2 = new JCheckBox("Sleeping", true); <text:s/></text:p>
      <text:p text:style-name="P12"><text:tab/><text:tab/><text:tab/><text:tab/> <text:s text:c="7"/>c2.setBounds(380,50, 50,50); <text:s/></text:p>
      <text:p text:style-name="P12"><text:tab/><text:tab/><text:tab/><text:tab/> <text:s text:c="7"/>JCheckBox c3 = new JCheckBox("Painting", true);</text:p>
      <text:p text:style-name="P12"><text:tab/><text:tab/><text:tab/><text:tab/> <text:s text:c="7"/>c3.setBounds(510,50, 50,50); <text:s/></text:p>
      <text:p text:style-name="P12"><text:tab/><text:tab/><text:tab/><text:tab/> <text:s text:c="7"/>JCheckBox c4 = new JCheckBox("Travelling", true); <text:s/></text:p>
      <text:p text:style-name="P12"><text:tab/><text:tab/><text:tab/><text:tab/> <text:s text:c="7"/>c4.setBounds(640,50, 50,50); <text:s/></text:p>
      <text:p text:style-name="P12"><text:tab/><text:tab/><text:tab/><text:tab/> <text:s text:c="7"/>Button b=new Button("Register");</text:p>
      <text:p text:style-name="P12"><text:tab/><text:tab/><text:tab/><text:tab/> <text:s text:c="7"/>b.setBounds(790, 50, 100,30);</text:p>
      <text:p text:style-name="P12"><text:s text:c="24"/>f.add(l); <text:s text:c="23"/></text:p>
      <text:p text:style-name="P12"><text:tab/><text:tab/><text:tab/><text:tab/> <text:s text:c="7"/>f.add(c1); <text:s/></text:p>
      <text:p text:style-name="P12"><text:tab/><text:tab/><text:tab/><text:tab/> <text:s text:c="7"/>f.add(c2); </text:p>
      <text:p text:style-name="P12"><text:tab/><text:tab/><text:tab/><text:tab/> <text:s text:c="7"/>f.add(c3);</text:p>
      <text:p text:style-name="P12"><text:tab/><text:tab/><text:tab/><text:tab/> <text:s text:c="7"/>f.add(c4);</text:p>
      <text:p text:style-name="P12"><text:soft-page-break/><text:tab/><text:tab/><text:tab/><text:tab/> <text:s text:c="7"/>f.add(b);</text:p>
      <text:p text:style-name="P12"><text:tab/><text:tab/><text:tab/><text:tab/> <text:s text:c="7"/>f.setSize(400,400); <text:s/></text:p>
      <text:p text:style-name="P12"><text:tab/><text:tab/><text:tab/><text:tab/> <text:s text:c="7"/>f.setLayout(null); <text:s/></text:p>
      <text:p text:style-name="P12"><text:tab/><text:tab/><text:tab/><text:tab/> <text:s text:c="7"/>f.setVisible(true); <text:s/></text:p>
      <text:p text:style-name="P12"><text:tab/><text:tab/><text:tab/>}</text:p>
      <text:p text:style-name="P12">}</text:p>
      <text:p text:style-name="P12"/>
      <text:p text:style-name="P12"><text:span text:style-name="T4">11.</text:span><text:span text:style-name="T1">import</text:span><text:span text:style-name="T5"> java.awt.Button;</text:span></text:p>
      <text:p text:style-name="P2"/>
      <text:p text:style-name="P1"><text:span text:style-name="T1">import</text:span><text:span text:style-name="T5"> </text:span><text:span text:style-name="T6">javax.swing.JButton</text:span><text:span text:style-name="T5">;</text:span></text:p>
      <text:p text:style-name="P1"><text:span text:style-name="T1">import</text:span><text:span text:style-name="T5"> javax.swing.JFrame;</text:span></text:p>
      <text:p text:style-name="P1"><text:span text:style-name="T1">import</text:span><text:span text:style-name="T5"> javax.swing.JLabel;</text:span></text:p>
      <text:p text:style-name="P1"><text:span text:style-name="T1">import</text:span><text:span text:style-name="T5"> </text:span><text:span text:style-name="T6">javax.swing.JPanel</text:span><text:span text:style-name="T5">;</text:span></text:p>
      <text:p text:style-name="P1"><text:span text:style-name="T1">import</text:span><text:span text:style-name="T5"> javax.swing.JTextArea;</text:span></text:p>
      <text:p text:style-name="P2"/>
      <text:p text:style-name="P1"><text:span text:style-name="T1">public</text:span><text:span text:style-name="T5"> </text:span><text:span text:style-name="T1">class</text:span><text:span text:style-name="T5"> UserCode </text:span></text:p>
      <text:p text:style-name="P4">{</text:p>
      <text:p text:style-name="P1"><text:span text:style-name="T5"><text:tab/><text:tab/><text:tab/></text:span><text:span text:style-name="T1">public</text:span><text:span text:style-name="T5"> </text:span><text:span text:style-name="T1">void</text:span><text:span text:style-name="T5"> makeFrame()</text:span></text:p>
      <text:p text:style-name="P4"><text:tab/><text:tab/><text:tab/>{</text:p>
      <text:p text:style-name="P4"><text:tab/><text:tab/><text:tab/></text:p>
      <text:p text:style-name="P1"><text:span text:style-name="T5"><text:tab/><text:tab/><text:tab/><text:tab/></text:span><text:span text:style-name="T10">/*</text:span></text:p>
      <text:p text:style-name="P3"><text:tab/><text:tab/><text:tab/><text:tab/> * Write a Program to Make a Frame Screen According to the Expected Result.</text:p>
      <text:p text:style-name="P3"><text:tab/><text:tab/><text:tab/><text:tab/> * Add Label ,TextArea and Button</text:p>
      <text:p text:style-name="P3"><text:tab/><text:tab/><text:tab/><text:tab/> */</text:p>
      <text:p text:style-name="P1"><text:span text:style-name="T5"><text:tab/><text:tab/><text:tab/><text:tab/>JFrame </text:span><text:span text:style-name="T7">f</text:span><text:span text:style-name="T5">=</text:span><text:span text:style-name="T1">new</text:span><text:span text:style-name="T5"> JFrame(</text:span><text:span text:style-name="T12">"Sparta"</text:span><text:span text:style-name="T5">);</text:span></text:p>
      <text:p text:style-name="P1"><text:span text:style-name="T5"><text:tab/><text:tab/><text:tab/><text:tab/>JLabel </text:span><text:span text:style-name="T7">l</text:span><text:span text:style-name="T5">=</text:span><text:span text:style-name="T1">new</text:span><text:span text:style-name="T5"> JLabel(</text:span><text:span text:style-name="T12">"Select Your Hobbies"</text:span><text:span text:style-name="T5">);</text:span></text:p>
      <text:p text:style-name="P1"><text:span text:style-name="T5"><text:tab/><text:tab/><text:tab/><text:tab/></text:span><text:span text:style-name="T7">l</text:span><text:span text:style-name="T5">.setBounds(30, 50,150, 50);</text:span></text:p>
      <text:p text:style-name="P1"><text:span text:style-name="T5"><text:tab/><text:tab/><text:tab/><text:tab/> <text:s/>JTextArea </text:span><text:span text:style-name="T7">area</text:span><text:span text:style-name="T5">=</text:span><text:span text:style-name="T1">new</text:span><text:span text:style-name="T5"> JTextArea(); <text:s/></text:span></text:p>
      <text:p text:style-name="P1"><text:span text:style-name="T5"><text:tab/><text:tab/><text:tab/> <text:s text:c="7"/></text:span><text:span text:style-name="T7">area</text:span><text:span text:style-name="T5">.setBounds(10,30, 200,200); <text:s/></text:span></text:p>
      <text:p text:style-name="P4"><text:tab/><text:tab/><text:tab/> <text:s text:c="8"/></text:p>
      <text:p text:style-name="P1"><text:span text:style-name="T5"><text:tab/><text:tab/><text:tab/><text:tab/> <text:s/>Button </text:span><text:span text:style-name="T7">b</text:span><text:span text:style-name="T5">=</text:span><text:span text:style-name="T1">new</text:span><text:span text:style-name="T5"> Button(</text:span><text:span text:style-name="T12">"Register"</text:span><text:span text:style-name="T5">);</text:span></text:p>
      <text:p text:style-name="P1"><text:span text:style-name="T5"><text:tab/><text:tab/><text:tab/> <text:s text:c="7"/></text:span><text:span text:style-name="T7">b</text:span><text:span text:style-name="T5">.setBounds(790, 50, 100,30);</text:span></text:p>
      <text:p text:style-name="P4"><text:tab/><text:tab/></text:p>
      <text:p text:style-name="P1"><text:span text:style-name="T5"><text:tab/><text:tab/><text:tab/> <text:s text:c="7"/></text:span><text:span text:style-name="T7">f</text:span><text:span text:style-name="T5">.add(</text:span><text:span text:style-name="T7">l</text:span><text:span text:style-name="T5">);</text:span></text:p>
      <text:p text:style-name="P1"><text:span text:style-name="T5"><text:tab/><text:tab/><text:tab/> <text:s text:c="7"/></text:span><text:span text:style-name="T7">f</text:span><text:span text:style-name="T5">.add(</text:span><text:span text:style-name="T7">area</text:span><text:span text:style-name="T5">);</text:span></text:p>
      <text:p text:style-name="P1"><text:span text:style-name="T5"><text:tab/><text:tab/><text:tab/> <text:s text:c="7"/></text:span><text:span text:style-name="T7">f</text:span><text:span text:style-name="T5">.add(</text:span><text:span text:style-name="T7">b</text:span><text:span text:style-name="T5">);</text:span></text:p>
      <text:p text:style-name="P1"><text:span text:style-name="T5"><text:tab/><text:tab/><text:tab/> <text:s text:c="7"/></text:span><text:span text:style-name="T7">f</text:span><text:span text:style-name="T5">.setSize(300,300); <text:s/></text:span></text:p>
      <text:p text:style-name="P1"><text:span text:style-name="T5"><text:tab/><text:tab/><text:tab/> <text:s text:c="7"/></text:span><text:span text:style-name="T7">f</text:span><text:span text:style-name="T5">.setLayout(</text:span><text:span text:style-name="T1">null</text:span><text:span text:style-name="T5">); <text:s/></text:span></text:p>
      <text:p text:style-name="P1"><text:span text:style-name="T5"><text:tab/><text:tab/><text:tab/> <text:s text:c="7"/></text:span><text:span text:style-name="T7">f</text:span><text:span text:style-name="T5">.setVisible(</text:span><text:span text:style-name="T1">true</text:span><text:span text:style-name="T5">); <text:s/></text:span></text:p>
      <text:p text:style-name="P4"><text:tab/><text:tab/><text:tab/>}</text:p>
      <text:p text:style-name="P4">}</text:p>
      <text:p text:style-name="P12"/>
      <text:p text:style-name="P13">13.import java.awt.Button;</text:p>
      <text:p text:style-name="P13">import java.awt.GridLayout;</text:p>
      <text:p text:style-name="P13"/>
      <text:p text:style-name="P13">import javax.swing.JButton;</text:p>
      <text:p text:style-name="P13">import javax.swing.JFrame;</text:p>
      <text:p text:style-name="P13">import javax.swing.JLabel;</text:p>
      <text:p text:style-name="P13">import javax.swing.JPanel;</text:p>
      <text:p text:style-name="P13">import javax.swing.JPasswordField;</text:p>
      <text:p text:style-name="P13">import javax.swing.JTextField;</text:p>
      <text:p text:style-name="P13"/>
      <text:p text:style-name="P13">public class UserCode </text:p>
      <text:p text:style-name="P13"><text:soft-page-break/>{</text:p>
      <text:p text:style-name="P13"><text:tab/><text:tab/><text:tab/>public void makeFrame()</text:p>
      <text:p text:style-name="P13"><text:tab/><text:tab/><text:tab/>{</text:p>
      <text:p text:style-name="P13"><text:tab/><text:tab/><text:tab/></text:p>
      <text:p text:style-name="P13"><text:tab/><text:tab/><text:tab/><text:tab/>/*</text:p>
      <text:p text:style-name="P13"><text:tab/><text:tab/><text:tab/><text:tab/> * Write a Program to Make a Frame Screen According to the Expected Result.</text:p>
      <text:p text:style-name="P13"><text:tab/><text:tab/><text:tab/><text:tab/> * Create a Login Screen</text:p>
      <text:p text:style-name="P13"><text:tab/><text:tab/><text:tab/><text:tab/> * Use GridLayOut to arrange the items in row column format.</text:p>
      <text:p text:style-name="P13"><text:tab/><text:tab/><text:tab/><text:tab/> */</text:p>
      <text:p text:style-name="P13"><text:tab/><text:tab/><text:tab/><text:tab/> </text:p>
      <text:p text:style-name="P13"><text:tab/><text:tab/><text:tab/><text:tab/><text:tab/>JFrame f=new JFrame("Sparta");</text:p>
      <text:p text:style-name="P13"><text:tab/><text:tab/><text:tab/><text:tab/><text:tab/>JLabel l=new JLabel("Name");</text:p>
      <text:p text:style-name="P13"><text:tab/><text:tab/><text:tab/><text:tab/><text:tab/>JTextField tf=new JTextField();</text:p>
      <text:p text:style-name="P13"><text:tab/><text:tab/><text:tab/> <text:s text:c="7"/>JLabel l1=new JLabel("Password");</text:p>
      <text:p text:style-name="P13"><text:s text:c="3"/></text:p>
      <text:p text:style-name="P13"><text:tab/><text:tab/><text:tab/><text:tab/><text:tab/>JPasswordField pf=new JPasswordField();</text:p>
      <text:p text:style-name="P13"><text:tab/><text:tab/><text:tab/><text:tab/> <text:s text:c="8"/></text:p>
      <text:p text:style-name="P13"><text:tab/><text:tab/><text:tab/><text:tab/> <text:s text:c="7"/></text:p>
      <text:p text:style-name="P13"><text:tab/><text:tab/><text:tab/><text:tab/> <text:s text:c="7"/>Button b=new Button("Register"); <text:s/></text:p>
      <text:p text:style-name="P13"><text:tab/><text:tab/><text:tab/><text:tab/> <text:s text:c="7"/>Button b2=new Button();</text:p>
      <text:p text:style-name="P13"><text:s text:c="24"/>f.add(l);</text:p>
      <text:p text:style-name="P13"><text:s text:c="24"/>f.add(tf);</text:p>
      <text:p text:style-name="P13"><text:s text:c="24"/>f.add(l1);</text:p>
      <text:p text:style-name="P13"><text:s text:c="24"/>f.add(pf);</text:p>
      <text:p text:style-name="P13"><text:s text:c="24"/>f.add(b);</text:p>
      <text:p text:style-name="P13"><text:s text:c="24"/>f.add(b2);</text:p>
      <text:p text:style-name="P13"><text:s text:c="24"/>f.setLayout(new GridLayout(3,3)); <text:s/></text:p>
      <text:p text:style-name="P13"><text:tab/><text:tab/><text:tab/><text:tab/> <text:s text:c="7"/>f.setSize(300,300); <text:s/></text:p>
      <text:p text:style-name="P13"><text:tab/><text:tab/><text:tab/><text:tab/> <text:s text:c="7"/>f.setVisible(true); <text:s/></text:p>
      <text:p text:style-name="P13"><text:tab/>}</text:p>
      <text:p text:style-name="P13"><text:tab/><text:tab/><text:tab/>}</text:p>
      <text:p text:style-name="P13"/>
      <text:p text:style-name="P17">import java.awt.GridLayout;</text:p>
      <text:p text:style-name="P17">import java.awt.event.ActionEvent;</text:p>
      <text:p text:style-name="P17">import java.awt.event.ActionListener;</text:p>
      <text:p text:style-name="P17"/>
      <text:p text:style-name="P17">import javax.swing.JButton;</text:p>
      <text:p text:style-name="P17">import javax.swing.JFrame;</text:p>
      <text:p text:style-name="P17">import javax.swing.JLabel;</text:p>
      <text:p text:style-name="P17">import javax.swing.JOptionPane;</text:p>
      <text:p text:style-name="P17">import javax.swing.JPanel;</text:p>
      <text:p text:style-name="P17">import javax.swing.JPasswordField;</text:p>
      <text:p text:style-name="P17">import javax.swing.JTextField;</text:p>
      <text:p text:style-name="P17"/>
      <text:p text:style-name="P17">public class UserCode extends JFrame implements ActionListener </text:p>
      <text:p text:style-name="P17">{JFrame f;</text:p>
      <text:p text:style-name="P17">JLabel l1;</text:p>
      <text:p text:style-name="P17">JLabel l2;</text:p>
      <text:p text:style-name="P17"><text:soft-page-break/>JButton b1;</text:p>
      <text:p text:style-name="P17">JButton b2;</text:p>
      <text:p text:style-name="P17">JTextField t1;</text:p>
      <text:p text:style-name="P17">JPasswordField p;</text:p>
      <text:p text:style-name="P17">JPanel p1;</text:p>
      <text:p text:style-name="P17"><text:tab/><text:tab/><text:tab/>public void makeFrame()</text:p>
      <text:p text:style-name="P17"><text:tab/><text:tab/><text:tab/>{</text:p>
      <text:p text:style-name="P17"><text:tab/><text:tab/><text:tab/></text:p>
      <text:p text:style-name="P17"><text:tab/><text:tab/><text:tab/><text:tab/>/*</text:p>
      <text:p text:style-name="P17"><text:tab/><text:tab/><text:tab/><text:tab/> * Write a Program to Make a Frame Screen According to the Expected Result.</text:p>
      <text:p text:style-name="P17"><text:tab/><text:tab/><text:tab/><text:tab/> * Create a Login Screen</text:p>
      <text:p text:style-name="P17"><text:tab/><text:tab/><text:tab/><text:tab/> * Use GridLayOut to arrange the items in row column format.</text:p>
      <text:p text:style-name="P17"><text:tab/><text:tab/><text:tab/><text:tab/> * When you click on the login button if name id "sa" and password is "pass" display a dialog box with "Valid User"</text:p>
      <text:p text:style-name="P17"><text:tab/><text:tab/><text:tab/><text:tab/> * else display "Invalid User";</text:p>
      <text:p text:style-name="P17"><text:tab/><text:tab/><text:tab/><text:tab/> * When u click on reset button make the fields blank.</text:p>
      <text:p text:style-name="P17"><text:tab/><text:tab/><text:tab/><text:tab/> */</text:p>
      <text:p text:style-name="P17"><text:tab/><text:tab/>f=new JFrame("Sparta");</text:p>
      <text:p text:style-name="P17"><text:tab/><text:tab/>l1=new JLabel("Name");</text:p>
      <text:p text:style-name="P17"><text:tab/><text:tab/>t1=new JTextField (20);</text:p>
      <text:p text:style-name="P17"><text:tab/><text:tab/>p=new JPasswordField();</text:p>
      <text:p text:style-name="P17"><text:tab/><text:tab/>l2=new JLabel("Password");</text:p>
      <text:p text:style-name="P17"><text:tab/><text:tab/>b1=new JButton("Reset");</text:p>
      <text:p text:style-name="P17"><text:tab/><text:tab/>b2=new JButton("Login");</text:p>
      <text:p text:style-name="P17"><text:tab/><text:tab/>p1=new JPanel();</text:p>
      <text:p text:style-name="P17"><text:tab/><text:tab/>f.add(p1);</text:p>
      <text:p text:style-name="P17"><text:tab/><text:tab/>p1.add(l1);</text:p>
      <text:p text:style-name="P17"><text:tab/><text:tab/>p1.add(t1);</text:p>
      <text:p text:style-name="P17"><text:tab/><text:tab/>f.add(l2);</text:p>
      <text:p text:style-name="P17"><text:tab/><text:tab/>f.add(p);</text:p>
      <text:p text:style-name="P17"><text:tab/><text:tab/>p1.add(b1);</text:p>
      <text:p text:style-name="P17"><text:tab/><text:tab/>p1.add(b2);</text:p>
      <text:p text:style-name="P17"><text:tab/><text:tab/>f.setSize(400, 400);</text:p>
      <text:p text:style-name="P17"><text:tab/><text:tab/>f.setLayout(null);</text:p>
      <text:p text:style-name="P17"><text:tab/> <text:s text:c="3"/>f.setLayout(new GridLayout(3,3)); <text:s/></text:p>
      <text:p text:style-name="P17"><text:tab/><text:tab/>f.setVisible(true);</text:p>
      <text:p text:style-name="P17"><text:tab/><text:tab/><text:tab/>}</text:p>
      <text:p text:style-name="P17"><text:tab/><text:tab/><text:tab/>@Override</text:p>
      <text:p text:style-name="P17"><text:tab/><text:tab/><text:tab/>public void actionPerformed(ActionEvent e) {</text:p>
      <text:p text:style-name="P17"><text:tab/><text:tab/><text:tab/><text:tab/>// TODO Auto-generated method stub</text:p>
      <text:p text:style-name="P17"><text:tab/><text:tab/><text:tab/><text:tab/></text:p>
      <text:p text:style-name="P17"><text:tab/><text:tab/><text:tab/>}</text:p>
      <text:p text:style-name="P1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2:29:40.707000000</meta:creation-date>
    <dc:date>2019-05-30T10:56:49.517000000</dc:date>
    <meta:editing-duration>PT1H56M58S</meta:editing-duration>
    <meta:editing-cycles>4</meta:editing-cycles>
    <meta:generator>LibreOffice/5.1.5.2$Windows_X86_64 LibreOffice_project/7a864d8825610a8c07cfc3bc01dd4fce6a9447e5</meta:generator>
    <meta:document-statistic meta:table-count="0" meta:image-count="0" meta:object-count="0" meta:page-count="9" meta:paragraph-count="394" meta:word-count="1029" meta:character-count="10563" meta:non-whitespace-character-count="8072"/>
  </office:meta>
</office:document-meta>
</file>